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5965in"/>
    </style:style>
    <style:style style:name="co19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21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3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3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2/2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4">
          <table:table-cell/>
          <table:table-cell office:value-type="string" calcext:value-type="string">
            <text:p>03/07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4" table:number-rows-repeated="3">
          <table:table-cell table:number-columns-repeated="1021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3">
          <table:table-cell/>
          <table:table-cell>
            <draw:frame table:end-cell-address="'Raw-Data'.H77" table:end-x="0.2012in" table:end-y="0.052in" draw:z-index="2" draw:style-name="gr1" draw:text-style-name="P1" svg:width="6.5799in" svg:height="5.9028in" svg:x="0.1248in" svg:y="0.5945in">
              <draw:object draw:notify-on-update-of-ranges="'Raw-Data'.B9:'Raw-Data'.B18 'Raw-Data'.R2:'Raw-Data'.R2 'Raw-Data'.R9:'Raw-Data'.R16 'Raw-Data'.Q2:'Raw-Data'.Q2 'Raw-Data'.Q9:'Raw-Data'.Q16 'Raw-Data'.P2:'Raw-Data'.P2 'Raw-Data'.P9:'Raw-Data'.P16 'Raw-Data'.O2:'Raw-Data'.O2 'Raw-Data'.O9:'Raw-Data'.O16 'Raw-Data'.N2:'Raw-Data'.N2 'Raw-Data'.N9:'Raw-Data'.N16 'Raw-Data'.S2:'Raw-Data'.S2 'Raw-Data'.S9:'Raw-Data'.S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'Raw-Data'.Q61" table:end-x="0.1374in" table:end-y="0.1642in" draw:z-index="1" draw:style-name="gr1" draw:text-style-name="P1" svg:width="8.4874in" svg:height="3.3059in" svg:x="0.4138in" svg:y="0.5252in">
              <draw:object draw:notify-on-update-of-ranges="'Raw-Data'.B9:'Raw-Data'.B16 'Raw-Data'.K2:'Raw-Data'.K2 'Raw-Data'.K9:'Raw-Data'.K16 'Raw-Data'.L2:'Raw-Data'.L2 'Raw-Data'.L9:'Raw-Data'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3" table:number-rows-repeated="23">
          <table:table-cell table:number-columns-repeated="1021"/>
        </table:table-row>
        <table:table-row table:style-name="ro3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6839in" svg:x="0.5543in" svg:y="0.5197in">
              <draw:object draw:notify-on-update-of-ranges="'Raw-Data'.B9:'Raw-Data'.B16 'Raw-Data'.C2:'Raw-Data'.C2 'Raw-Data'.C9:'Raw-Data'.C16 'Raw-Data'.D2:'Raw-Data'.D2 'Raw-Data'.D9:'Raw-Data'.D16 'Raw-Data'.F2:'Raw-Data'.F2 'Raw-Data'.F9:'Raw-Data'.F16 'Raw-Data'.G2:'Raw-Data'.G2 'Raw-Data'.G9:'Raw-Data'.G16 'Raw-Data'.H2:'Raw-Data'.H2 'Raw-Data'.H9:'Raw-Data'.H16 'Raw-Data'.I2:'Raw-Data'.I2 'Raw-Data'.I9:'Raw-Data'.I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3" table:number-rows-repeated="2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3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>
            <draw:frame table:end-cell-address="Sheet2.I47" table:end-x="0.8902in" table:end-y="0.1303in" draw:z-index="0" draw:style-name="gr1" draw:text-style-name="P1" svg:width="7.3024in" svg:height="5.1685in" svg:x="0.1122in" svg:y="0.1071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number-columns-repeated="11" table:default-cell-style-name="Default"/>
        <table:table-row table:style-name="ro2">
          <table:table-cell table:style-name="ce1" office:value-type="string">
            <text:p>Bug ID</text:p>
          </table:table-cell>
          <table:table-cell table:style-name="ce1" office:value-type="string">
            <text:p>Ship-Issue Defect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porter</text:p>
          </table:table-cell>
          <table:table-cell table:style-name="ce1" table:number-columns-repeated="11"/>
        </table:table-row>
        <table:table-row table:style-name="ro2">
          <table:table-cell office:value-type="float" office:value="118395">
            <text:p>118395</text:p>
          </table:table-cell>
          <table:table-cell office:value-type="string">
            <text:p>Default Network Performance is less than half of line speed</text:p>
          </table:table-cell>
          <table:table-cell office:value-type="string">
            <text:p>OPEN</text:p>
          </table:table-cell>
          <table:table-cell office:value-type="string">
            <text:p>mksully@us.ibm.com</text:p>
          </table:table-cell>
          <table:table-cell table:number-columns-repeated="11"/>
        </table:table-row>
        <table:table-row table:style-name="ro2">
          <table:table-cell office:value-type="float" office:value="118397">
            <text:p>118397</text:p>
          </table:table-cell>
          <table:table-cell office:value-type="string">
            <text:p>uperf throughput on Kronos beta3.6 degrades as nprocs increased from 50 to 250</text:p>
          </table:table-cell>
          <table:table-cell office:value-type="string">
            <text:p>OPEN</text:p>
          </table:table-cell>
          <table:table-cell office:value-type="string">
            <text:p>mksully@us.ibm.com</text:p>
          </table:table-cell>
          <table:table-cell table:number-columns-repeated="11"/>
        </table:table-row>
        <table:table-row table:style-name="ro2">
          <table:table-cell office:value-type="float" office:value="119898">
            <text:p>119898</text:p>
          </table:table-cell>
          <table:table-cell office:value-type="string">
            <text:p>network throughput between two lpars is about half expected level when both lpars are using the same OSA Ethernet device</text:p>
          </table:table-cell>
          <table:table-cell office:value-type="string">
            <text:p>OPEN</text:p>
          </table:table-cell>
          <table:table-cell office:value-type="string">
            <text:p>mksully@us.ibm.com</text:p>
          </table:table-cell>
          <table:table-cell table:number-columns-repeated="11"/>
        </table:table-row>
        <table:table-row table:style-name="ro2">
          <table:table-cell office:value-type="float" office:value="120739">
            <text:p>120739</text:p>
          </table:table-cell>
          <table:table-cell office:value-type="string">
            <text:p>Openstack Kilo requires dnsmasq paket to be at least on version 2.67</text:p>
          </table:table-cell>
          <table:table-cell office:value-type="string">
            <text:p>ASSIGNED</text:p>
          </table:table-cell>
          <table:table-cell office:value-type="string">
            <text:p>NIKLAUS@de.ibm.com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0000-00-00T00:00:02.092918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2-22T16:44:11.746848322</dc:date>
    <meta:editing-duration>P8DT14H16M35S</meta:editing-duration>
    <meta:editing-cycles>262</meta:editing-cycles>
    <meta:generator>LibreOffice/4.1.3.2$Linux_X86_64 LibreOffice_project/410$Build-2</meta:generator>
    <dc:creator>twu </dc:creator>
    <meta:document-statistic meta:table-count="3" meta:cell-count="6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9.358cm" xlink:href=".." xlink:type="simple" chart:class="chart:bar" chart:style-name="ch1">
        <chart:title svg:x="7.966cm" svg:y="0.414cm" chart:style-name="ch2">
          <text:p>All Defects</text:p>
        </chart:title>
        <chart:legend chart:legend-position="end" svg:x="17.044cm" svg:y="3.372cm" style:legend-expansion="high" chart:style-name="ch3"/>
        <chart:plot-area chart:style-name="ch4" table:cell-range-address="'Raw-Data'.B9:'Raw-Data'.D16 'Raw-Data'.C2:'Raw-Data'.D2 'Raw-Data'.F2:'Raw-Data'.I2 'Raw-Data'.F9:'Raw-Data'.I16" chart:data-source-has-labels="both" svg:x="0.918cm" svg:y="1.41cm" svg:width="15.299cm" svg:height="7.27cm">
          <chartooo:coordinate-region svg:x="1.725cm" svg:y="1.609cm" svg:width="14.492cm" svg:height="6.424cm"/>
          <chart:axis chart:dimension="x" chart:name="primary-x" chart:style-name="ch5" chartooo:axis-type="auto">
            <chartooo:date-scale/>
            <chart:categories table:cell-range-address="'Raw-Data'.B9:'Raw-Data'.B16"/>
          </chart:axis>
          <chart:axis chart:dimension="y" chart:name="primary-y" chart:style-name="ch6"/>
          <chart:series chart:style-name="ch7" chart:values-cell-range-address="'Raw-Data'.C9:'Raw-Data'.C16" chart:label-cell-address="'Raw-Data'.C2:'Raw-Data'.C2" chart:class="chart:bar">
            <chart:data-point chart:repeated="8"/>
          </chart:series>
          <chart:series chart:style-name="ch8" chart:values-cell-range-address="'Raw-Data'.D9:'Raw-Data'.D16" chart:label-cell-address="'Raw-Data'.D2:'Raw-Data'.D2" chart:class="chart:bar">
            <chart:data-point chart:repeated="8"/>
          </chart:series>
          <chart:series chart:style-name="ch9" chart:values-cell-range-address="'Raw-Data'.F9:'Raw-Data'.F16" chart:label-cell-address="'Raw-Data'.F2:'Raw-Data'.F2" chart:class="chart:bar">
            <chart:data-point chart:repeated="8"/>
          </chart:series>
          <chart:series chart:style-name="ch10" chart:values-cell-range-address="'Raw-Data'.G9:'Raw-Data'.G16" chart:label-cell-address="'Raw-Data'.G2:'Raw-Data'.G2" chart:class="chart:bar">
            <chart:data-point chart:repeated="8"/>
          </chart:series>
          <chart:series chart:style-name="ch11" chart:values-cell-range-address="'Raw-Data'.H9:'Raw-Data'.H16" chart:label-cell-address="'Raw-Data'.H2:'Raw-Data'.H2" chart:class="chart:bar">
            <chart:data-point chart:repeated="8"/>
          </chart:series>
          <chart:series chart:style-name="ch12" chart:values-cell-range-address="'Raw-Data'.I9:'Raw-Data'.I16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8</text:p>
                <draw:g>
                  <svg:desc>'Raw-Data'.B9:'Raw-Data'.B16</svg:desc>
                </draw:g>
              </table:table-cell>
              <table:table-cell office:value-type="float" office:value="0">
                <text:p>0</text:p>
                <draw:g>
                  <svg:desc>'Raw-Data'.C9:'Raw-Data'.C16</svg:desc>
                </draw:g>
              </table:table-cell>
              <table:table-cell office:value-type="float" office:value="1">
                <text:p>1</text:p>
                <draw:g>
                  <svg:desc>'Raw-Data'.D9:'Raw-Data'.D16</svg:desc>
                </draw:g>
              </table:table-cell>
              <table:table-cell office:value-type="float" office:value="38">
                <text:p>38</text:p>
                <draw:g>
                  <svg:desc>'Raw-Data'.F9:'Raw-Data'.F16</svg:desc>
                </draw:g>
              </table:table-cell>
              <table:table-cell office:value-type="float" office:value="11">
                <text:p>11</text:p>
                <draw:g>
                  <svg:desc>'Raw-Data'.G9:'Raw-Data'.G16</svg:desc>
                </draw:g>
              </table:table-cell>
              <table:table-cell office:value-type="float" office:value="248">
                <text:p>248</text:p>
                <draw:g>
                  <svg:desc>'Raw-Data'.H9:'Raw-Data'.H16</svg:desc>
                </draw:g>
              </table:table-cell>
              <table:table-cell office:value-type="float" office:value="312">
                <text:p>312</text:p>
                <draw:g>
                  <svg:desc>'Raw-Data'.I9:'Raw-Data'.I16</svg:desc>
                </draw:g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9cm" svg:height="8.398cm" xlink:href=".." xlink:type="simple" chart:class="chart:bar" chart:style-name="ch1">
        <chart:title svg:x="3.488cm" svg:y="0.011cm" chart:style-name="ch2">
          <text:p>New and Closed defects (weekly)</text:p>
        </chart:title>
        <chart:legend chart:legend-position="end" svg:x="18.048cm" svg:y="3.734cm" style:legend-expansion="high" chart:style-name="ch3"/>
        <chart:plot-area chart:style-name="ch4" table:cell-range-address="'Raw-Data'.B9:'Raw-Data'.B16 'Raw-Data'.K2:'Raw-Data'.L2 'Raw-Data'.K9:'Raw-Data'.L16" chart:data-source-has-labels="both" svg:x="1.143cm" svg:y="1.267cm" svg:width="16.208cm" svg:height="6.532cm">
          <chartooo:coordinate-region svg:x="1.764cm" svg:y="1.466cm" svg:width="15.587cm" svg:height="5.686cm"/>
          <chart:axis chart:dimension="x" chart:name="primary-x" chart:style-name="ch5" chartooo:axis-type="text">
            <chart:categories table:cell-range-address="'Raw-Data'.B9:'Raw-Data'.B16"/>
          </chart:axis>
          <chart:axis chart:dimension="y" chart:name="primary-y" chart:style-name="ch6"/>
          <chart:series chart:style-name="ch7" chart:values-cell-range-address="'Raw-Data'.K9:'Raw-Data'.K16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9:'Raw-Data'.L16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8</text:p>
                <draw:g>
                  <svg:desc>'Raw-Data'.B9:'Raw-Data'.B16</svg:desc>
                </draw:g>
              </table:table-cell>
              <table:table-cell office:value-type="float" office:value="4">
                <text:p>4</text:p>
                <draw:g>
                  <svg:desc>'Raw-Data'.K9:'Raw-Data'.K16</svg:desc>
                </draw:g>
              </table:table-cell>
              <table:table-cell office:value-type="float" office:value="5">
                <text:p>5</text:p>
                <draw:g>
                  <svg:desc>'Raw-Data'.L9:'Raw-Data'.L16</svg:desc>
                </draw:g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994cm" xlink:href=".." xlink:type="simple" chart:class="chart:bar" chart:column-mapping="3 2 1 0" chart:style-name="ch1">
        <chart:title svg:x="2.511cm" svg:y="0.719cm" chart:style-name="ch2">
          <text:p>Open Defect by Severity (weekly)</text:p>
        </chart:title>
        <chart:legend svg:x="12.855cm" svg:y="5.916cm" style:legend-expansion="custom" chartooo:width="3.723cm" chartooo:height="4.016cm" style:legend-expansion-aspect-ratio="0.927041832669323" chart:style-name="ch3"/>
        <chart:plot-area chart:style-name="ch4" table:cell-range-address="'Raw-Data'.B9:'Raw-Data'.B18 'Raw-Data'.N2:'Raw-Data'.S2 'Raw-Data'.N9:'Raw-Data'.R16 'Raw-Data'.S9:'Raw-Data'.S18" chart:data-source-has-labels="both" svg:x="0.748cm" svg:y="2.33cm" svg:width="11.437cm" svg:height="11.738cm">
          <chartooo:coordinate-region svg:x="1.369cm" svg:y="2.529cm" svg:width="10.816cm" svg:height="10.892cm"/>
          <chart:axis chart:dimension="x" chart:name="primary-x" chart:style-name="ch5" chartooo:axis-type="auto">
            <chartooo:date-scale/>
            <chart:categories table:cell-range-address="'Raw-Data'.B9:'Raw-Data'.B18"/>
          </chart:axis>
          <chart:axis chart:dimension="y" chart:name="primary-y" chart:style-name="ch6"/>
          <chart:series chart:style-name="ch7" chart:values-cell-range-address="'Raw-Data'.R9:'Raw-Data'.R16" chart:label-cell-address="'Raw-Data'.R2:'Raw-Data'.R2" chart:class="chart:bar">
            <chart:data-point chart:repeated="8"/>
          </chart:series>
          <chart:series chart:style-name="ch8" chart:values-cell-range-address="'Raw-Data'.Q9:'Raw-Data'.Q16" chart:label-cell-address="'Raw-Data'.Q2:'Raw-Data'.Q2" chart:class="chart:bar">
            <chart:data-point chart:style-name="ch9"/>
            <chart:data-point chart:repeated="7"/>
          </chart:series>
          <chart:series chart:style-name="ch10" chart:values-cell-range-address="'Raw-Data'.P9:'Raw-Data'.P16" chart:label-cell-address="'Raw-Data'.P2:'Raw-Data'.P2" chart:class="chart:bar">
            <chart:data-point chart:repeated="8"/>
          </chart:series>
          <chart:series chart:style-name="ch11" chart:values-cell-range-address="'Raw-Data'.O9:'Raw-Data'.O16" chart:label-cell-address="'Raw-Data'.O2:'Raw-Data'.O2" chart:class="chart:bar">
            <chart:data-point chart:repeated="8"/>
          </chart:series>
          <chart:series chart:style-name="ch12" chart:values-cell-range-address="'Raw-Data'.N9:'Raw-Data'.N16" chart:label-cell-address="'Raw-Data'.N2:'Raw-Data'.N2" chart:class="chart:bar">
            <chart:data-point chart:repeated="8"/>
          </chart:series>
          <chart:series chart:style-name="ch13" chart:values-cell-range-address="'Raw-Data'.S9:'Raw-Data'.S18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8</text:p>
                <draw:g>
                  <svg:desc>'Raw-Data'.B9:'Raw-Data'.B18</svg:desc>
                </draw:g>
              </table:table-cell>
              <table:table-cell office:value-type="float" office:value="4">
                <text:p>4</text:p>
                <draw:g>
                  <svg:desc>'Raw-Data'.R9:'Raw-Data'.R16</svg:desc>
                </draw:g>
              </table:table-cell>
              <table:table-cell office:value-type="float" office:value="33">
                <text:p>33</text:p>
                <draw:g>
                  <svg:desc>'Raw-Data'.Q9:'Raw-Data'.Q16</svg:desc>
                </draw:g>
              </table:table-cell>
              <table:table-cell office:value-type="float" office:value="17">
                <text:p>17</text:p>
                <draw:g>
                  <svg:desc>'Raw-Data'.P9:'Raw-Data'.P16</svg:desc>
                </draw:g>
              </table:table-cell>
              <table:table-cell office:value-type="float" office:value="5">
                <text:p>5</text:p>
                <draw:g>
                  <svg:desc>'Raw-Data'.O9:'Raw-Data'.O16</svg:desc>
                </draw:g>
              </table:table-cell>
              <table:table-cell office:value-type="float" office:value="0">
                <text:p>0</text:p>
                <draw:g>
                  <svg:desc>'Raw-Data'.N9:'Raw-Data'.N16</svg:desc>
                </draw:g>
              </table:table-cell>
              <table:table-cell office:value-type="float" office:value="50">
                <text:p>50</text:p>
                <draw:g>
                  <svg:desc>'Raw-Data'.S9:'Raw-Data'.S18</svg:desc>
                </draw:g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